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2.0764in"/>
    </style:style>
    <style:style style:name="co3" style:family="table-column">
      <style:table-column-properties fo:break-before="auto" style:column-width="1.3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/>
          <table:table-cell table:style-name="ce3" office:value-type="string" calcext:value-type="string">
            <text:p>LOCALIDAD</text:p>
          </table:table-cell>
          <table:table-cell table:style-name="ce3" office:value-type="string" calcext:value-type="string">
            <text:p>LONGITUD</text:p>
          </table:table-cell>
          <table:table-cell table:style-name="ce3" office:value-type="string" calcext:value-type="string">
            <text:p>LATITUD</text:p>
          </table:table-cell>
          <table:table-cell table:style-name="ce4" office:value-type="string" calcext:value-type="string">
            <text:p>CODIGO</text:p>
          </table:table-cell>
          <table:table-cell table:style-name="ce3" office:value-type="string" calcext:value-type="string">
            <text:p>gp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RRIOS UNIDOS</text:p>
          </table:table-cell>
          <table:table-cell table:style-name="ce2" office:value-type="float" office:value="-74.084" calcext:value-type="float">
            <text:p>-74.084</text:p>
          </table:table-cell>
          <table:table-cell table:style-name="ce2" office:value-type="float" office:value="4.666" calcext:value-type="float">
            <text:p>4.666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-74.084, 4.666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GATIVÁ</text:p>
          </table:table-cell>
          <table:table-cell table:style-name="ce2" office:value-type="float" office:value="-74.107" calcext:value-type="float">
            <text:p>-74.107</text:p>
          </table:table-cell>
          <table:table-cell table:style-name="ce2" office:value-type="float" office:value="4.707" calcext:value-type="float">
            <text:p>4.707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-74.1072, 4.707100000000000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MAPAZ</text:p>
          </table:table-cell>
          <table:table-cell table:style-name="ce2" office:value-type="float" office:value="-74.315" calcext:value-type="float">
            <text:p>-74.315</text:p>
          </table:table-cell>
          <table:table-cell table:style-name="ce2" office:value-type="float" office:value="4.035" calcext:value-type="float">
            <text:p>4.035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-74.315224, 4.03474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EUSAQUILLO</text:p>
          </table:table-cell>
          <table:table-cell table:style-name="ce2" office:value-type="float" office:value="-74.094" calcext:value-type="float">
            <text:p>-74.094</text:p>
          </table:table-cell>
          <table:table-cell table:style-name="ce2" office:value-type="float" office:value="4.645" calcext:value-type="float">
            <text:p>4.645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-74.0938, 4.644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A CANDELARIA</text:p>
          </table:table-cell>
          <table:table-cell table:style-name="ce2" office:value-type="float" office:value="-74.074" calcext:value-type="float">
            <text:p>-74.074</text:p>
          </table:table-cell>
          <table:table-cell table:style-name="ce2" office:value-type="float" office:value="4.594" calcext:value-type="float">
            <text:p>4.594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-74.0739, 4.593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NTA FE</text:p>
          </table:table-cell>
          <table:table-cell table:style-name="ce2" office:value-type="float" office:value="-74.03" calcext:value-type="float">
            <text:p>-74.03</text:p>
          </table:table-cell>
          <table:table-cell table:style-name="ce2" office:value-type="float" office:value="4.596" calcext:value-type="float">
            <text:p>4.59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-74.0298, 4.5963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UBA</text:p>
          </table:table-cell>
          <table:table-cell table:style-name="ce2" office:value-type="float" office:value="-74.082" calcext:value-type="float">
            <text:p>-74.082</text:p>
          </table:table-cell>
          <table:table-cell table:style-name="ce2" office:value-type="float" office:value="4.765" calcext:value-type="float">
            <text:p>4.765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-74.0824, 4.765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ONTIBÓN</text:p>
          </table:table-cell>
          <table:table-cell table:style-name="ce2" office:value-type="float" office:value="-74.148" calcext:value-type="float">
            <text:p>-74.148</text:p>
          </table:table-cell>
          <table:table-cell table:style-name="ce2" office:value-type="float" office:value="4.683" calcext:value-type="float">
            <text:p>4.683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-74.1479, 4.683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OS MÁRTIRES</text:p>
          </table:table-cell>
          <table:table-cell table:style-name="ce2" office:value-type="float" office:value="-74.091" calcext:value-type="float">
            <text:p>-74.091</text:p>
          </table:table-cell>
          <table:table-cell table:style-name="ce2" office:value-type="float" office:value="4.603" calcext:value-type="float">
            <text:p>4.603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-74.0913, 4.60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AN CRISTOBAL</text:p>
          </table:table-cell>
          <table:table-cell table:style-name="ce2" office:value-type="float" office:value="-74.088" calcext:value-type="float">
            <text:p>-74.088</text:p>
          </table:table-cell>
          <table:table-cell table:style-name="ce2" office:value-type="float" office:value="4.546" calcext:value-type="float">
            <text:p>4.546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-74.0883, 4.546300000000000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USME</text:p>
          </table:table-cell>
          <table:table-cell table:style-name="ce2" office:value-type="float" office:value="-74.103" calcext:value-type="float">
            <text:p>-74.103</text:p>
          </table:table-cell>
          <table:table-cell table:style-name="ce2" office:value-type="float" office:value="4.477" calcext:value-type="float">
            <text:p>4.477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-74.1033, 4.476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UENTE ARANDA</text:p>
          </table:table-cell>
          <table:table-cell table:style-name="ce2" office:value-type="float" office:value="-74.123" calcext:value-type="float">
            <text:p>-74.123</text:p>
          </table:table-cell>
          <table:table-cell table:style-name="ce2" office:value-type="float" office:value="4.615" calcext:value-type="float">
            <text:p>4.615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-74.1227, 4.6149000000000004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USAQUÉN</text:p>
          </table:table-cell>
          <table:table-cell table:style-name="ce2" office:value-type="float" office:value="-74.031" calcext:value-type="float">
            <text:p>-74.031</text:p>
          </table:table-cell>
          <table:table-cell table:style-name="ce2" office:value-type="float" office:value="4.749" calcext:value-type="float">
            <text:p>4.74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-74.0312, 4.7485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OGOTÁ</text:p>
          </table:table-cell>
          <table:table-cell table:style-name="ce2" office:value-type="float" office:value="-74.082" calcext:value-type="float">
            <text:p>-74.082</text:p>
          </table:table-cell>
          <table:table-cell table:style-name="ce2" office:value-type="float" office:value="4.61" calcext:value-type="float">
            <text:p>4.61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-74.08175, 4.6097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SA</text:p>
          </table:table-cell>
          <table:table-cell table:style-name="ce2" office:value-type="float" office:value="-74.195" calcext:value-type="float">
            <text:p>-74.195</text:p>
          </table:table-cell>
          <table:table-cell table:style-name="ce2" office:value-type="float" office:value="4.631" calcext:value-type="float">
            <text:p>4.631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-74.1945, 4.630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IUDAD BOLÍVAR</text:p>
          </table:table-cell>
          <table:table-cell table:style-name="ce2" office:value-type="float" office:value="-74.154" calcext:value-type="float">
            <text:p>-74.154</text:p>
          </table:table-cell>
          <table:table-cell table:style-name="ce2" office:value-type="float" office:value="4.507" calcext:value-type="float">
            <text:p>4.507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-74.1539, 4.5066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AFAEL URIBE URIBE</text:p>
          </table:table-cell>
          <table:table-cell table:style-name="ce2" office:value-type="float" office:value="-74.116" calcext:value-type="float">
            <text:p>-74.116</text:p>
          </table:table-cell>
          <table:table-cell table:style-name="ce2" office:value-type="float" office:value="4.565" calcext:value-type="float">
            <text:p>4.565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-74.1164, 4.565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KENNEDY</text:p>
          </table:table-cell>
          <table:table-cell table:style-name="ce2" office:value-type="float" office:value="-74.157" calcext:value-type="float">
            <text:p>-74.157</text:p>
          </table:table-cell>
          <table:table-cell table:style-name="ce2" office:value-type="float" office:value="4.627" calcext:value-type="float">
            <text:p>4.627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-74.1573, 4.6268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HAPINERO</text:p>
          </table:table-cell>
          <table:table-cell table:style-name="ce2" office:value-type="float" office:value="-74.047" calcext:value-type="float">
            <text:p>-74.047</text:p>
          </table:table-cell>
          <table:table-cell table:style-name="ce2" office:value-type="float" office:value="4.657" calcext:value-type="float">
            <text:p>4.657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-74.0467, 4.6569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UNJUELITO</text:p>
          </table:table-cell>
          <table:table-cell table:style-name="ce2" office:value-type="float" office:value="-74.141" calcext:value-type="float">
            <text:p>-74.141</text:p>
          </table:table-cell>
          <table:table-cell table:style-name="ce2" office:value-type="float" office:value="4.588" calcext:value-type="float">
            <text:p>4.588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-74.1407, 4.5875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NTONIO NARIÑO</text:p>
          </table:table-cell>
          <table:table-cell table:style-name="ce2" office:value-type="float" office:value="-74.101" calcext:value-type="float">
            <text:p>-74.101</text:p>
          </table:table-cell>
          <table:table-cell table:style-name="ce2" office:value-type="float" office:value="4.549" calcext:value-type="float">
            <text:p>4.549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-74.1009, 4.5486</text:p>
          </table:table-cell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20:24:02.058649170</meta:creation-date>
    <dc:date>2024-10-13T20:25:00.262536810</dc:date>
    <meta:editing-duration>PT59S</meta:editing-duration>
    <meta:editing-cycles>1</meta:editing-cycles>
    <meta:document-statistic meta:table-count="1" meta:cell-count="131" meta:object-count="0"/>
    <meta:generator>LibreOffice/7.3.7.2$Linux_X86_64 LibreOffice_project/30$Build-2</meta:generator>
  </office:meta>
</office:document-meta>
</file>